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" svg:font-family="Time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7cm"/>
    </style:style>
    <style:style style:name="co2" style:family="table-column">
      <style:table-column-properties fo:break-before="auto" style:column-width="6.35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4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italic" fo:text-shadow="none" style:text-underline-style="none" fo:font-weight="normal" style:font-size-asian="12pt" style:font-style-asian="italic" style:font-weight-asian="normal" style:font-name-complex="Times" style:font-size-complex="12pt" style:font-style-complex="italic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88cm solid #000000" fo:border-left="0.088cm solid #000000" fo:border-right="0.018cm solid #000000" fo:border-top="0.088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18cm solid #000000" fo:border-left="0.088cm solid #000000" fo:border-right="0.018cm solid #000000" fo:border-top="0.018cm solid #000000"/>
    </style:style>
    <style:style style:name="ce10" style:family="table-cell" style:parent-style-name="Default">
      <style:table-cell-properties fo:border-bottom="0.088cm solid #000000" fo:border-left="0.088cm solid #000000" fo:border-right="0.018cm solid #000000" fo:border-top="0.018cm solid #000000"/>
    </style:style>
    <style:style style:name="ce11" style:family="table-cell" style:parent-style-name="Default">
      <style:table-cell-properties fo:border-bottom="0.088cm solid #000000" fo:border-left="0.018cm solid #000000" fo:border-right="0.018cm solid #000000" fo:border-top="0.088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18cm solid #000000"/>
    </style:style>
    <style:style style:name="ce13" style:family="table-cell" style:parent-style-name="Default">
      <style:table-cell-properties fo:border-bottom="0.088cm solid #000000" fo:border-left="0.018cm solid #000000" fo:border-right="0.018cm solid #000000" fo:border-top="0.018cm solid #000000"/>
    </style:style>
    <style:style style:name="ce14" style:family="table-cell" style:parent-style-name="Default">
      <style:table-cell-properties fo:border-bottom="0.088cm solid #000000" fo:border-left="0.018cm solid #000000" fo:border-right="0.088cm solid #000000" fo:border-top="0.088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18cm solid #000000" fo:border-left="0.018cm solid #000000" fo:border-right="0.088cm solid #000000" fo:border-top="0.018cm solid #000000"/>
    </style:style>
    <style:style style:name="ce16" style:family="table-cell" style:parent-style-name="Default">
      <style:table-cell-properties fo:border-bottom="0.088cm solid #000000" fo:border-left="0.018cm solid #000000" fo:border-right="0.088cm solid #000000" fo:border-top="0.018cm solid #000000"/>
    </style:style>
    <style:style style:name="ce17" style:family="table-cell" style:parent-style-name="Default">
      <style:table-cell-properties fo:border="0.088cm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18cm solid #000000" fo:border-left="0.088cm solid #000000" fo:border-right="0.088cm solid #000000" fo:border-top="0.018cm solid #000000"/>
    </style:style>
    <style:style style:name="ce19" style:family="table-cell" style:parent-style-name="Default">
      <style:table-cell-properties fo:border-bottom="0.088cm solid #000000" fo:border-left="0.088cm solid #000000" fo:border-right="0.088cm solid #000000" fo:border-top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9"/>
        <table:table-column table:style-name="co3" table:number-columns-repeated="3" table:default-cell-style-name="ce12"/>
        <table:table-column table:style-name="co4" table:default-cell-style-name="ce12"/>
        <table:table-column table:style-name="co3" table:default-cell-style-name="ce9"/>
        <table:table-column table:style-name="co3" table:number-columns-repeated="4" table:default-cell-style-name="ce12"/>
        <table:table-column table:style-name="co3" table:default-cell-style-name="ce15"/>
        <table:table-column table:style-name="co3" table:default-cell-style-name="ce18"/>
        <table:table-row table:style-name="ro1">
          <table:table-cell table:style-name="ce1"/>
          <table:table-cell table:style-name="ce4"/>
          <table:table-cell table:style-name="ce7" office:value-type="string">
            <text:p>NOTES FEBRER 2010</text:p>
          </table:table-cell>
          <table:table-cell table:style-name="Default" table:number-columns-repeated="11"/>
        </table:table-row>
        <table:table-row table:style-name="ro1" table:number-rows-repeated="2">
          <table:table-cell table:style-name="ce1"/>
          <table:table-cell table:style-name="ce4"/>
          <table:table-cell table:style-name="Default" table:number-columns-repeated="12"/>
        </table:table-row>
        <table:table-row table:style-name="ro1">
          <table:table-cell table:style-name="ce1"/>
          <table:table-cell table:style-name="ce4"/>
          <table:table-cell table:style-name="Default"/>
          <table:table-cell table:style-name="ce7" office:value-type="string">
            <text:p>Avaluació Contínua</text:p>
          </table:table-cell>
          <table:table-cell table:style-name="Default" table:number-columns-repeated="5"/>
          <table:table-cell table:style-name="ce7" office:value-type="string">
            <text:p>Examen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>
            <text:p>Identificació</text:p>
          </table:table-cell>
          <table:table-cell table:style-name="ce5" office:value-type="string">
            <text:p>Nom</text:p>
          </table:table-cell>
          <table:table-cell table:style-name="ce8" office:value-type="string">
            <text:p>C1</text:p>
          </table:table-cell>
          <table:table-cell table:style-name="ce11" office:value-type="string">
            <text:p>C2</text:p>
          </table:table-cell>
          <table:table-cell table:style-name="ce11" office:value-type="string">
            <text:p>C3</text:p>
          </table:table-cell>
          <table:table-cell table:style-name="ce11" office:value-type="string">
            <text:p>Mitjana</text:p>
          </table:table-cell>
          <table:table-cell table:style-name="ce11" office:value-type="string">
            <text:p>Mitjana (sobre 1)</text:p>
          </table:table-cell>
          <table:table-cell table:style-name="ce8" office:value-type="string">
            <text:p>P1</text:p>
          </table:table-cell>
          <table:table-cell table:style-name="ce11" office:value-type="string">
            <text:p>P2</text:p>
          </table:table-cell>
          <table:table-cell table:style-name="ce11" office:value-type="string">
            <text:p>P3</text:p>
          </table:table-cell>
          <table:table-cell table:style-name="ce11" office:value-type="string">
            <text:p>P4</text:p>
          </table:table-cell>
          <table:table-cell table:style-name="ce11" office:value-type="string">
            <text:p>P5</text:p>
          </table:table-cell>
          <table:table-cell table:style-name="ce14" office:value-type="string">
            <text:p>Nota</text:p>
          </table:table-cell>
          <table:table-cell table:style-name="ce17" office:value-type="string">
            <text:p>Nota Final</text:p>
          </table:table-cell>
        </table:table-row>
        <table:table-row table:style-name="ro2">
          <table:table-cell office:value-type="string">
            <text:p>78219335S</text:p>
          </table:table-cell>
          <table:table-cell office:value-type="string">
            <text:p>Amengual Caldentey, Caterina</text:p>
          </table:table-cell>
          <table:table-cell office:value-type="float" office:value="6.6">
            <text:p>6,6</text:p>
          </table:table-cell>
          <table:table-cell office:value-type="float" office:value="1">
            <text:p>1</text:p>
          </table:table-cell>
          <table:table-cell/>
          <table:table-cell table:formula="of:=IF(OR([.C6]&lt;&gt;&quot;&quot;;[.D6]&lt;&gt;&quot;&quot;;[.E6]&lt;&gt;&quot;&quot;);SUM([.C6:.E6])/3;&quot;&quot;)" office:value-type="float" office:value="2.53333333333333">
            <text:p>2,53</text:p>
          </table:table-cell>
          <table:table-cell table:formula="of:=IF([.F6]&lt;&gt;&quot;&quot;;[.F6]/10;&quot;&quot;)" office:value-type="float" office:value="0.253333333333333">
            <text:p>0,25</text:p>
          </table:table-cell>
          <table:table-cell office:value-type="float" office:value="0.5">
            <text:p>0,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,25</text:p>
          </table:table-cell>
          <table:table-cell table:formula="of:=IF(OR([.H6]&lt;&gt;&quot;&quot;;[.I6]&lt;&gt;&quot;&quot;;[.J6]&lt;&gt;&quot;&quot;;[.K6]&lt;&gt;&quot;&quot;;[.L6]&lt;&gt;&quot;&quot;);SUM([.H6:.L6]);&quot;&quot;)" office:value-type="float" office:value="6.75">
            <text:p>6,75</text:p>
          </table:table-cell>
          <table:table-cell table:formula="of:=IF([.M6]&lt;&gt;&quot;&quot;;[.M6]+[.G6];&quot;&quot;)" office:value-type="float" office:value="7.00333333333333">
            <text:p>7</text:p>
          </table:table-cell>
        </table:table-row>
        <table:table-row table:style-name="ro2">
          <table:table-cell office:value-type="string">
            <text:p>43122104W</text:p>
          </table:table-cell>
          <table:table-cell office:value-type="string">
            <text:p>Azpiroz López, Aitor</text:p>
          </table:table-cell>
          <table:table-cell table:number-columns-repeated="3"/>
          <table:table-cell table:formula="of:=IF(OR([.C7]&lt;&gt;&quot;&quot;;[.D7]&lt;&gt;&quot;&quot;;[.E7]&lt;&gt;&quot;&quot;);SUM([.C7:.E7])/3;&quot;&quot;)">
            <text:p/>
          </table:table-cell>
          <table:table-cell table:formula="of:=IF([.F7]&lt;&gt;&quot;&quot;;[.F7]/10;&quot;&quot;)">
            <text:p/>
          </table:table-cell>
          <table:table-cell office:value-type="float" office:value="0.25">
            <text:p>0,25</text:p>
          </table:table-cell>
          <table:table-cell office:value-type="float" office:value="2.5">
            <text:p>2,5</text:p>
          </table:table-cell>
          <table:table-cell office:value-type="float" office:value="2.25">
            <text:p>2,25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formula="of:=IF(OR([.H7]&lt;&gt;&quot;&quot;;[.I7]&lt;&gt;&quot;&quot;;[.J7]&lt;&gt;&quot;&quot;;[.K7]&lt;&gt;&quot;&quot;;[.L7]&lt;&gt;&quot;&quot;);SUM([.H7:.L7]);&quot;&quot;)" office:value-type="float" office:value="5.5">
            <text:p>5,5</text:p>
          </table:table-cell>
          <table:table-cell table:formula="of:=IF([.M7]&lt;&gt;&quot;&quot;;[.M7]+[.G7];&quot;&quot;)" office:value-type="float" office:value="5.5">
            <text:p>5,5</text:p>
          </table:table-cell>
        </table:table-row>
        <table:table-row table:style-name="ro2">
          <table:table-cell office:value-type="string">
            <text:p>43195391B</text:p>
          </table:table-cell>
          <table:table-cell office:value-type="string">
            <text:p>Basalo Tur, Abe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formula="of:=IF(OR([.C8]&lt;&gt;&quot;&quot;;[.D8]&lt;&gt;&quot;&quot;;[.E8]&lt;&gt;&quot;&quot;);SUM([.C8:.E8])/3;&quot;&quot;)" office:value-type="float" office:value="2.66666666666667">
            <text:p>2,67</text:p>
          </table:table-cell>
          <table:table-cell table:formula="of:=IF([.F8]&lt;&gt;&quot;&quot;;[.F8]/10;&quot;&quot;)" office:value-type="float" office:value="0.266666666666667">
            <text:p>0,27</text:p>
          </table:table-cell>
          <table:table-cell office:value-type="float" office:value="0.25">
            <text:p>0,25</text:p>
          </table:table-cell>
          <table:table-cell office:value-type="float" office:value="1.5">
            <text:p>1,5</text:p>
          </table:table-cell>
          <table:table-cell office:value-type="float" office:value="2.25">
            <text:p>2,25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formula="of:=IF(OR([.H8]&lt;&gt;&quot;&quot;;[.I8]&lt;&gt;&quot;&quot;;[.J8]&lt;&gt;&quot;&quot;;[.K8]&lt;&gt;&quot;&quot;;[.L8]&lt;&gt;&quot;&quot;);SUM([.H8:.L8]);&quot;&quot;)" office:value-type="float" office:value="4.75">
            <text:p>4,75</text:p>
          </table:table-cell>
          <table:table-cell table:formula="of:=IF([.M8]&lt;&gt;&quot;&quot;;[.M8]+[.G8];&quot;&quot;)" office:value-type="float" office:value="5.01666666666667">
            <text:p>5,02</text:p>
          </table:table-cell>
        </table:table-row>
        <table:table-row table:style-name="ro2">
          <table:table-cell office:value-type="string">
            <text:p>43158631M</text:p>
          </table:table-cell>
          <table:table-cell office:value-type="string">
            <text:p>Boscana Oliver, Bartomeu</text:p>
          </table:table-cell>
          <table:table-cell office:value-type="float" office:value="5.4">
            <text:p>5,4</text:p>
          </table:table-cell>
          <table:table-cell office:value-type="float" office:value="6">
            <text:p>6</text:p>
          </table:table-cell>
          <table:table-cell/>
          <table:table-cell table:formula="of:=IF(OR([.C9]&lt;&gt;&quot;&quot;;[.D9]&lt;&gt;&quot;&quot;;[.E9]&lt;&gt;&quot;&quot;);SUM([.C9:.E9])/3;&quot;&quot;)" office:value-type="float" office:value="3.8">
            <text:p>3,8</text:p>
          </table:table-cell>
          <table:table-cell table:formula="of:=IF([.F9]&lt;&gt;&quot;&quot;;[.F9]/10;&quot;&quot;)" office:value-type="float" office:value="0.38">
            <text:p>0,38</text:p>
          </table:table-cell>
          <table:table-cell/>
          <table:table-cell office:value-type="float" office:value="2.5">
            <text:p>2,5</text:p>
          </table:table-cell>
          <table:table-cell office:value-type="float" office:value="1.75">
            <text:p>1,75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formula="of:=IF(OR([.H9]&lt;&gt;&quot;&quot;;[.I9]&lt;&gt;&quot;&quot;;[.J9]&lt;&gt;&quot;&quot;;[.K9]&lt;&gt;&quot;&quot;;[.L9]&lt;&gt;&quot;&quot;);SUM([.H9:.L9]);&quot;&quot;)" office:value-type="float" office:value="4.5">
            <text:p>4,5</text:p>
          </table:table-cell>
          <table:table-cell table:formula="of:=IF([.M9]&lt;&gt;&quot;&quot;;[.M9]+[.G9];&quot;&quot;)" office:value-type="float" office:value="4.88">
            <text:p>4,88</text:p>
          </table:table-cell>
        </table:table-row>
        <table:table-row table:style-name="ro2">
          <table:table-cell office:value-type="string">
            <text:p>43166787L</text:p>
          </table:table-cell>
          <table:table-cell office:value-type="string">
            <text:p>Bover Solano, Javier</text:p>
          </table:table-cell>
          <table:table-cell table:number-columns-repeated="3"/>
          <table:table-cell table:formula="of:=IF(OR([.C10]&lt;&gt;&quot;&quot;;[.D10]&lt;&gt;&quot;&quot;;[.E10]&lt;&gt;&quot;&quot;);SUM([.C10:.E10])/3;&quot;&quot;)">
            <text:p/>
          </table:table-cell>
          <table:table-cell table:formula="of:=IF([.F10]&lt;&gt;&quot;&quot;;[.F10]/10;&quot;&quot;)">
            <text:p/>
          </table:table-cell>
          <table:table-cell table:number-columns-repeated="5"/>
          <table:table-cell table:formula="of:=IF(OR([.H10]&lt;&gt;&quot;&quot;;[.I10]&lt;&gt;&quot;&quot;;[.J10]&lt;&gt;&quot;&quot;;[.K10]&lt;&gt;&quot;&quot;;[.L10]&lt;&gt;&quot;&quot;);SUM([.H10:.L10]);&quot;&quot;)">
            <text:p/>
          </table:table-cell>
          <table:table-cell table:formula="of:=IF([.M10]&lt;&gt;&quot;&quot;;[.M10]+[.G10];&quot;&quot;)">
            <text:p/>
          </table:table-cell>
        </table:table-row>
        <table:table-row table:style-name="ro2">
          <table:table-cell office:value-type="string">
            <text:p>X5762422W</text:p>
          </table:table-cell>
          <table:table-cell office:value-type="string">
            <text:p>Cacuango Sandoval, Richard Javier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/>
          <table:table-cell table:formula="of:=IF(OR([.C11]&lt;&gt;&quot;&quot;;[.D11]&lt;&gt;&quot;&quot;;[.E11]&lt;&gt;&quot;&quot;);SUM([.C11:.E11])/3;&quot;&quot;)" office:value-type="float" office:value="0.733333333333333">
            <text:p>0,73</text:p>
          </table:table-cell>
          <table:table-cell table:formula="of:=IF([.F11]&lt;&gt;&quot;&quot;;[.F11]/10;&quot;&quot;)" office:value-type="float" office:value="0.0733333333333333">
            <text:p>0,07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formula="of:=IF(OR([.H11]&lt;&gt;&quot;&quot;;[.I11]&lt;&gt;&quot;&quot;;[.J11]&lt;&gt;&quot;&quot;;[.K11]&lt;&gt;&quot;&quot;;[.L11]&lt;&gt;&quot;&quot;);SUM([.H11:.L11]);&quot;&quot;)" office:value-type="float" office:value="2.75">
            <text:p>2,75</text:p>
          </table:table-cell>
          <table:table-cell table:formula="of:=IF([.M11]&lt;&gt;&quot;&quot;;[.M11]+[.G11];&quot;&quot;)" office:value-type="float" office:value="2.82333333333333">
            <text:p>2,82</text:p>
          </table:table-cell>
        </table:table-row>
        <table:table-row table:style-name="ro2">
          <table:table-cell office:value-type="string">
            <text:p>41521746F</text:p>
          </table:table-cell>
          <table:table-cell office:value-type="string">
            <text:p>Calafat Alhama, Juan Marcos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formula="of:=IF(OR([.C12]&lt;&gt;&quot;&quot;;[.D12]&lt;&gt;&quot;&quot;;[.E12]&lt;&gt;&quot;&quot;);SUM([.C12:.E12])/3;&quot;&quot;)" office:value-type="float" office:value="3">
            <text:p>3</text:p>
          </table:table-cell>
          <table:table-cell table:formula="of:=IF([.F12]&lt;&gt;&quot;&quot;;[.F12]/10;&quot;&quot;)" office:value-type="float" office:value="0.3">
            <text:p>0,3</text:p>
          </table:table-cell>
          <table:table-cell office:value-type="float" office:value="2.5">
            <text:p>2,5</text:p>
          </table:table-cell>
          <table:table-cell table:number-columns-repeated="2" office:value-type="float" office:value="2">
            <text:p>2</text:p>
          </table:table-cell>
          <table:table-cell office:value-type="float" office:value="1.25">
            <text:p>1,25</text:p>
          </table:table-cell>
          <table:table-cell office:value-type="float" office:value="0">
            <text:p>0</text:p>
          </table:table-cell>
          <table:table-cell table:formula="of:=IF(OR([.H12]&lt;&gt;&quot;&quot;;[.I12]&lt;&gt;&quot;&quot;;[.J12]&lt;&gt;&quot;&quot;;[.K12]&lt;&gt;&quot;&quot;;[.L12]&lt;&gt;&quot;&quot;);SUM([.H12:.L12]);&quot;&quot;)" office:value-type="float" office:value="7.75">
            <text:p>7,75</text:p>
          </table:table-cell>
          <table:table-cell table:formula="of:=IF([.M12]&lt;&gt;&quot;&quot;;[.M12]+[.G12];&quot;&quot;)" office:value-type="float" office:value="8.05">
            <text:p>8,05</text:p>
          </table:table-cell>
        </table:table-row>
        <table:table-row table:style-name="ro2">
          <table:table-cell office:value-type="string">
            <text:p>43177945E</text:p>
          </table:table-cell>
          <table:table-cell office:value-type="string">
            <text:p>Canosa Pérez, Rubén</text:p>
          </table:table-cell>
          <table:table-cell office:value-type="float" office:value="3.6">
            <text:p>3,6</text:p>
          </table:table-cell>
          <table:table-cell office:value-type="float" office:value="1">
            <text:p>1</text:p>
          </table:table-cell>
          <table:table-cell/>
          <table:table-cell table:formula="of:=IF(OR([.C13]&lt;&gt;&quot;&quot;;[.D13]&lt;&gt;&quot;&quot;;[.E13]&lt;&gt;&quot;&quot;);SUM([.C13:.E13])/3;&quot;&quot;)" office:value-type="float" office:value="1.53333333333333">
            <text:p>1,53</text:p>
          </table:table-cell>
          <table:table-cell table:formula="of:=IF([.F13]&lt;&gt;&quot;&quot;;[.F13]/10;&quot;&quot;)" office:value-type="float" office:value="0.153333333333333">
            <text:p>0,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0">
            <text:p>0</text:p>
          </table:table-cell>
          <table:table-cell table:formula="of:=IF(OR([.H13]&lt;&gt;&quot;&quot;;[.I13]&lt;&gt;&quot;&quot;;[.J13]&lt;&gt;&quot;&quot;;[.K13]&lt;&gt;&quot;&quot;;[.L13]&lt;&gt;&quot;&quot;);SUM([.H13:.L13]);&quot;&quot;)" office:value-type="float" office:value="2.75">
            <text:p>2,75</text:p>
          </table:table-cell>
          <table:table-cell table:formula="of:=IF([.M13]&lt;&gt;&quot;&quot;;[.M13]+[.G13];&quot;&quot;)" office:value-type="float" office:value="2.90333333333333">
            <text:p>2,9</text:p>
          </table:table-cell>
        </table:table-row>
        <table:table-row table:style-name="ro2">
          <table:table-cell office:value-type="string">
            <text:p>43155315R</text:p>
          </table:table-cell>
          <table:table-cell office:value-type="string">
            <text:p>Expósito García, Sergio</text:p>
          </table:table-cell>
          <table:table-cell office:value-type="float" office:value="7.1">
            <text:p>7,1</text:p>
          </table:table-cell>
          <table:table-cell office:value-type="float" office:value="1">
            <text:p>1</text:p>
          </table:table-cell>
          <table:table-cell/>
          <table:table-cell table:formula="of:=IF(OR([.C14]&lt;&gt;&quot;&quot;;[.D14]&lt;&gt;&quot;&quot;;[.E14]&lt;&gt;&quot;&quot;);SUM([.C14:.E14])/3;&quot;&quot;)" office:value-type="float" office:value="2.7">
            <text:p>2,7</text:p>
          </table:table-cell>
          <table:table-cell table:formula="of:=IF([.F14]&lt;&gt;&quot;&quot;;[.F14]/10;&quot;&quot;)" office:value-type="float" office:value="0.27">
            <text:p>0,27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formula="of:=IF(OR([.H14]&lt;&gt;&quot;&quot;;[.I14]&lt;&gt;&quot;&quot;;[.J14]&lt;&gt;&quot;&quot;;[.K14]&lt;&gt;&quot;&quot;;[.L14]&lt;&gt;&quot;&quot;);SUM([.H14:.L14]);&quot;&quot;)" office:value-type="float" office:value="4.25">
            <text:p>4,25</text:p>
          </table:table-cell>
          <table:table-cell table:formula="of:=IF([.M14]&lt;&gt;&quot;&quot;;[.M14]+[.G14];&quot;&quot;)" office:value-type="float" office:value="4.52">
            <text:p>4,52</text:p>
          </table:table-cell>
        </table:table-row>
        <table:table-row table:style-name="ro2">
          <table:table-cell office:value-type="string">
            <text:p>43162694C</text:p>
          </table:table-cell>
          <table:table-cell office:value-type="string">
            <text:p>Ferrer García, Pedro</text:p>
          </table:table-cell>
          <table:table-cell table:number-columns-repeated="3"/>
          <table:table-cell table:formula="of:=IF(OR([.C15]&lt;&gt;&quot;&quot;;[.D15]&lt;&gt;&quot;&quot;;[.E15]&lt;&gt;&quot;&quot;);SUM([.C15:.E15])/3;&quot;&quot;)">
            <text:p/>
          </table:table-cell>
          <table:table-cell table:formula="of:=IF([.F15]&lt;&gt;&quot;&quot;;[.F15]/10;&quot;&quot;)">
            <text:p/>
          </table:table-cell>
          <table:table-cell/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OR([.H15]&lt;&gt;&quot;&quot;;[.I15]&lt;&gt;&quot;&quot;;[.J15]&lt;&gt;&quot;&quot;;[.K15]&lt;&gt;&quot;&quot;;[.L15]&lt;&gt;&quot;&quot;);SUM([.H15:.L15]);&quot;&quot;)" office:value-type="float" office:value="5">
            <text:p>5</text:p>
          </table:table-cell>
          <table:table-cell table:formula="of:=IF([.M15]&lt;&gt;&quot;&quot;;[.M15]+[.G15];&quot;&quot;)" office:value-type="float" office:value="5">
            <text:p>5</text:p>
          </table:table-cell>
        </table:table-row>
        <table:table-row table:style-name="ro2">
          <table:table-cell office:value-type="string">
            <text:p>78218361F</text:p>
          </table:table-cell>
          <table:table-cell office:value-type="string">
            <text:p>Fontclara Martorell, Antonio Javier</text:p>
          </table:table-cell>
          <table:table-cell table:number-columns-repeated="3"/>
          <table:table-cell table:formula="of:=IF(OR([.C16]&lt;&gt;&quot;&quot;;[.D16]&lt;&gt;&quot;&quot;;[.E16]&lt;&gt;&quot;&quot;);SUM([.C16:.E16])/3;&quot;&quot;)">
            <text:p/>
          </table:table-cell>
          <table:table-cell table:formula="of:=IF([.F16]&lt;&gt;&quot;&quot;;[.F16]/10;&quot;&quot;)">
            <text:p/>
          </table:table-cell>
          <table:table-cell/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formula="of:=IF(OR([.H16]&lt;&gt;&quot;&quot;;[.I16]&lt;&gt;&quot;&quot;;[.J16]&lt;&gt;&quot;&quot;;[.K16]&lt;&gt;&quot;&quot;;[.L16]&lt;&gt;&quot;&quot;);SUM([.H16:.L16]);&quot;&quot;)" office:value-type="float" office:value="1.75">
            <text:p>1,75</text:p>
          </table:table-cell>
          <table:table-cell table:formula="of:=IF([.M16]&lt;&gt;&quot;&quot;;[.M16]+[.G16];&quot;&quot;)" office:value-type="float" office:value="1.75">
            <text:p>1,75</text:p>
          </table:table-cell>
        </table:table-row>
        <table:table-row table:style-name="ro2">
          <table:table-cell office:value-type="string">
            <text:p>47777043V</text:p>
          </table:table-cell>
          <table:table-cell office:value-type="string">
            <text:p>García Sánchez, Carlos</text:p>
          </table:table-cell>
          <table:table-cell table:number-columns-repeated="3"/>
          <table:table-cell table:formula="of:=IF(OR([.C17]&lt;&gt;&quot;&quot;;[.D17]&lt;&gt;&quot;&quot;;[.E17]&lt;&gt;&quot;&quot;);SUM([.C17:.E17])/3;&quot;&quot;)">
            <text:p/>
          </table:table-cell>
          <table:table-cell table:formula="of:=IF([.F17]&lt;&gt;&quot;&quot;;[.F17]/10;&quot;&quot;)">
            <text:p/>
          </table:table-cell>
          <table:table-cell table:number-columns-repeated="5"/>
          <table:table-cell table:formula="of:=IF(OR([.H17]&lt;&gt;&quot;&quot;;[.I17]&lt;&gt;&quot;&quot;;[.J17]&lt;&gt;&quot;&quot;;[.K17]&lt;&gt;&quot;&quot;;[.L17]&lt;&gt;&quot;&quot;);SUM([.H17:.L17]);&quot;&quot;)">
            <text:p/>
          </table:table-cell>
          <table:table-cell table:formula="of:=IF([.M17]&lt;&gt;&quot;&quot;;[.M17]+[.G17];&quot;&quot;)">
            <text:p/>
          </table:table-cell>
        </table:table-row>
        <table:table-row table:style-name="ro2">
          <table:table-cell office:value-type="string">
            <text:p>43199272M</text:p>
          </table:table-cell>
          <table:table-cell office:value-type="string">
            <text:p>Horrach Hinarejos, Pedro José</text:p>
          </table:table-cell>
          <table:table-cell office:value-type="float" office:value="2.4">
            <text:p>2,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IF(OR([.C18]&lt;&gt;&quot;&quot;;[.D18]&lt;&gt;&quot;&quot;;[.E18]&lt;&gt;&quot;&quot;);SUM([.C18:.E18])/3;&quot;&quot;)" office:value-type="float" office:value="2.13333333333333">
            <text:p>2,13</text:p>
          </table:table-cell>
          <table:table-cell table:formula="of:=IF([.F18]&lt;&gt;&quot;&quot;;[.F18]/10;&quot;&quot;)" office:value-type="float" office:value="0.213333333333333">
            <text:p>0,21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/>
          <table:table-cell office:value-type="float" office:value="1.25">
            <text:p>1,25</text:p>
          </table:table-cell>
          <table:table-cell table:formula="of:=IF(OR([.H18]&lt;&gt;&quot;&quot;;[.I18]&lt;&gt;&quot;&quot;;[.J18]&lt;&gt;&quot;&quot;;[.K18]&lt;&gt;&quot;&quot;;[.L18]&lt;&gt;&quot;&quot;);SUM([.H18:.L18]);&quot;&quot;)" office:value-type="float" office:value="5.25">
            <text:p>5,25</text:p>
          </table:table-cell>
          <table:table-cell table:formula="of:=IF([.M18]&lt;&gt;&quot;&quot;;[.M18]+[.G18];&quot;&quot;)" office:value-type="float" office:value="5.46333333333333">
            <text:p>5,46</text:p>
          </table:table-cell>
        </table:table-row>
        <table:table-row table:style-name="ro2">
          <table:table-cell office:value-type="string">
            <text:p>43208633M</text:p>
          </table:table-cell>
          <table:table-cell office:value-type="string">
            <text:p>Julià Vallespir, Miguel</text:p>
          </table:table-cell>
          <table:table-cell office:value-type="float" office:value="6.6">
            <text:p>6,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IF(OR([.C19]&lt;&gt;&quot;&quot;;[.D19]&lt;&gt;&quot;&quot;;[.E19]&lt;&gt;&quot;&quot;);SUM([.C19:.E19])/3;&quot;&quot;)" office:value-type="float" office:value="8.53333333333333">
            <text:p>8,53</text:p>
          </table:table-cell>
          <table:table-cell table:formula="of:=IF([.F19]&lt;&gt;&quot;&quot;;[.F19]/10;&quot;&quot;)" office:value-type="float" office:value="0.853333333333333">
            <text:p>0,8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float" office:value="0.25">
            <text:p>0,25</text:p>
          </table:table-cell>
          <table:table-cell office:value-type="float" office:value="0.5">
            <text:p>0,5</text:p>
          </table:table-cell>
          <table:table-cell table:formula="of:=IF(OR([.H19]&lt;&gt;&quot;&quot;;[.I19]&lt;&gt;&quot;&quot;;[.J19]&lt;&gt;&quot;&quot;;[.K19]&lt;&gt;&quot;&quot;;[.L19]&lt;&gt;&quot;&quot;);SUM([.H19:.L19]);&quot;&quot;)" office:value-type="float" office:value="5.25">
            <text:p>5,25</text:p>
          </table:table-cell>
          <table:table-cell table:formula="of:=IF([.M19]&lt;&gt;&quot;&quot;;[.M19]+[.G19];&quot;&quot;)" office:value-type="float" office:value="6.10333333333333">
            <text:p>6,1</text:p>
          </table:table-cell>
        </table:table-row>
        <table:table-row table:style-name="ro2">
          <table:table-cell office:value-type="string">
            <text:p>43160570N</text:p>
          </table:table-cell>
          <table:table-cell office:value-type="string">
            <text:p>Martínez González, Javier</text:p>
          </table:table-cell>
          <table:table-cell office:value-type="float" office:value="8.6">
            <text:p>8,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IF(OR([.C20]&lt;&gt;&quot;&quot;;[.D20]&lt;&gt;&quot;&quot;;[.E20]&lt;&gt;&quot;&quot;);SUM([.C20:.E20])/3;&quot;&quot;)" office:value-type="float" office:value="7.2">
            <text:p>7,2</text:p>
          </table:table-cell>
          <table:table-cell table:formula="of:=IF([.F20]&lt;&gt;&quot;&quot;;[.F20]/10;&quot;&quot;)" office:value-type="float" office:value="0.72">
            <text:p>0,72</text:p>
          </table:table-cell>
          <table:table-cell office:value-type="float" office:value="0.25">
            <text:p>0,25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0.25">
            <text:p>0,25</text:p>
          </table:table-cell>
          <table:table-cell office:value-type="float" office:value="1.25">
            <text:p>1,25</text:p>
          </table:table-cell>
          <table:table-cell table:formula="of:=IF(OR([.H20]&lt;&gt;&quot;&quot;;[.I20]&lt;&gt;&quot;&quot;;[.J20]&lt;&gt;&quot;&quot;;[.K20]&lt;&gt;&quot;&quot;;[.L20]&lt;&gt;&quot;&quot;);SUM([.H20:.L20]);&quot;&quot;)" office:value-type="float" office:value="5.25">
            <text:p>5,25</text:p>
          </table:table-cell>
          <table:table-cell table:formula="of:=IF([.M20]&lt;&gt;&quot;&quot;;[.M20]+[.G20];&quot;&quot;)" office:value-type="float" office:value="5.97">
            <text:p>5,97</text:p>
          </table:table-cell>
        </table:table-row>
        <table:table-row table:style-name="ro2">
          <table:table-cell office:value-type="string">
            <text:p>43102465M</text:p>
          </table:table-cell>
          <table:table-cell office:value-type="string">
            <text:p>Novas Terrasa, Isidro</text:p>
          </table:table-cell>
          <table:table-cell table:number-columns-repeated="3"/>
          <table:table-cell table:formula="of:=IF(OR([.C21]&lt;&gt;&quot;&quot;;[.D21]&lt;&gt;&quot;&quot;;[.E21]&lt;&gt;&quot;&quot;);SUM([.C21:.E21])/3;&quot;&quot;)">
            <text:p/>
          </table:table-cell>
          <table:table-cell table:formula="of:=IF([.F21]&lt;&gt;&quot;&quot;;[.F21]/10;&quot;&quot;)">
            <text:p/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/>
          <table:table-cell table:formula="of:=IF(OR([.H21]&lt;&gt;&quot;&quot;;[.I21]&lt;&gt;&quot;&quot;;[.J21]&lt;&gt;&quot;&quot;;[.K21]&lt;&gt;&quot;&quot;;[.L21]&lt;&gt;&quot;&quot;);SUM([.H21:.L21]);&quot;&quot;)" office:value-type="float" office:value="1.25">
            <text:p>1,25</text:p>
          </table:table-cell>
          <table:table-cell table:formula="of:=IF([.M21]&lt;&gt;&quot;&quot;;[.M21]+[.G21];&quot;&quot;)" office:value-type="float" office:value="1.25">
            <text:p>1,25</text:p>
          </table:table-cell>
        </table:table-row>
        <table:table-row table:style-name="ro2">
          <table:table-cell office:value-type="string">
            <text:p>43131389H</text:p>
          </table:table-cell>
          <table:table-cell office:value-type="string">
            <text:p>Otón Comas, Carlos Gustavo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IF(OR([.C22]&lt;&gt;&quot;&quot;;[.D22]&lt;&gt;&quot;&quot;;[.E22]&lt;&gt;&quot;&quot;);SUM([.C22:.E22])/3;&quot;&quot;)" office:value-type="float" office:value="1">
            <text:p>1</text:p>
          </table:table-cell>
          <table:table-cell table:formula="of:=IF([.F22]&lt;&gt;&quot;&quot;;[.F22]/10;&quot;&quot;)" office:value-type="float" office:value="0.1">
            <text:p>0,1</text:p>
          </table:table-cell>
          <table:table-cell table:number-columns-repeated="5"/>
          <table:table-cell table:formula="of:=IF(OR([.H22]&lt;&gt;&quot;&quot;;[.I22]&lt;&gt;&quot;&quot;;[.J22]&lt;&gt;&quot;&quot;;[.K22]&lt;&gt;&quot;&quot;;[.L22]&lt;&gt;&quot;&quot;);SUM([.H22:.L22]);&quot;&quot;)">
            <text:p/>
          </table:table-cell>
          <table:table-cell table:formula="of:=IF([.M22]&lt;&gt;&quot;&quot;;[.M22]+[.G22];&quot;&quot;)">
            <text:p/>
          </table:table-cell>
        </table:table-row>
        <table:table-row table:style-name="ro2">
          <table:table-cell office:value-type="string">
            <text:p>43187941J</text:p>
          </table:table-cell>
          <table:table-cell office:value-type="string">
            <text:p>Rodríguez Aguado, Cristina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formula="of:=IF(OR([.C23]&lt;&gt;&quot;&quot;;[.D23]&lt;&gt;&quot;&quot;;[.E23]&lt;&gt;&quot;&quot;);SUM([.C23:.E23])/3;&quot;&quot;)" office:value-type="float" office:value="6.66666666666667">
            <text:p>6,67</text:p>
          </table:table-cell>
          <table:table-cell table:formula="of:=IF([.F23]&lt;&gt;&quot;&quot;;[.F23]/10;&quot;&quot;)" office:value-type="float" office:value="0.666666666666667">
            <text:p>0,67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office:value-type="float" office:value="1.75">
            <text:p>1,75</text:p>
          </table:table-cell>
          <table:table-cell table:number-columns-repeated="2" office:value-type="float" office:value="1.25">
            <text:p>1,25</text:p>
          </table:table-cell>
          <table:table-cell table:formula="of:=IF(OR([.H23]&lt;&gt;&quot;&quot;;[.I23]&lt;&gt;&quot;&quot;;[.J23]&lt;&gt;&quot;&quot;;[.K23]&lt;&gt;&quot;&quot;;[.L23]&lt;&gt;&quot;&quot;);SUM([.H23:.L23]);&quot;&quot;)" office:value-type="float" office:value="7.75">
            <text:p>7,75</text:p>
          </table:table-cell>
          <table:table-cell table:formula="of:=IF([.M23]&lt;&gt;&quot;&quot;;[.M23]+[.G23];&quot;&quot;)" office:value-type="float" office:value="8.41666666666667">
            <text:p>8,42</text:p>
          </table:table-cell>
        </table:table-row>
        <table:table-row table:style-name="ro2">
          <table:table-cell office:value-type="string">
            <text:p>43206165K</text:p>
          </table:table-cell>
          <table:table-cell office:value-type="string">
            <text:p>Sastre Riera, Sandra Margarita</text:p>
          </table:table-cell>
          <table:table-cell office:value-type="float" office:value="3.6">
            <text:p>3,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IF(OR([.C24]&lt;&gt;&quot;&quot;;[.D24]&lt;&gt;&quot;&quot;;[.E24]&lt;&gt;&quot;&quot;);SUM([.C24:.E24])/3;&quot;&quot;)" office:value-type="float" office:value="5.86666666666667">
            <text:p>5,87</text:p>
          </table:table-cell>
          <table:table-cell table:formula="of:=IF([.F24]&lt;&gt;&quot;&quot;;[.F24]/10;&quot;&quot;)" office:value-type="float" office:value="0.586666666666667">
            <text:p>0,59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float" office:value="1.75">
            <text:p>1,75</text:p>
          </table:table-cell>
          <table:table-cell/>
          <table:table-cell office:value-type="float" office:value="1.25">
            <text:p>1,25</text:p>
          </table:table-cell>
          <table:table-cell table:formula="of:=IF(OR([.H24]&lt;&gt;&quot;&quot;;[.I24]&lt;&gt;&quot;&quot;;[.J24]&lt;&gt;&quot;&quot;;[.K24]&lt;&gt;&quot;&quot;;[.L24]&lt;&gt;&quot;&quot;);SUM([.H24:.L24]);&quot;&quot;)" office:value-type="float" office:value="7.5">
            <text:p>7,5</text:p>
          </table:table-cell>
          <table:table-cell table:formula="of:=IF([.M24]&lt;&gt;&quot;&quot;;[.M24]+[.G24];&quot;&quot;)" office:value-type="float" office:value="8.08666666666667">
            <text:p>8,09</text:p>
          </table:table-cell>
        </table:table-row>
        <table:table-row table:style-name="ro2">
          <table:table-cell office:value-type="string">
            <text:p>43150526L</text:p>
          </table:table-cell>
          <table:table-cell office:value-type="string">
            <text:p>Sauco Pocoví, Francisco José</text:p>
          </table:table-cell>
          <table:table-cell office:value-type="float" office:value="8.6">
            <text:p>8,6</text:p>
          </table:table-cell>
          <table:table-cell office:value-type="float" office:value="10">
            <text:p>10</text:p>
          </table:table-cell>
          <table:table-cell/>
          <table:table-cell table:formula="of:=IF(OR([.C25]&lt;&gt;&quot;&quot;;[.D25]&lt;&gt;&quot;&quot;;[.E25]&lt;&gt;&quot;&quot;);SUM([.C25:.E25])/3;&quot;&quot;)" office:value-type="float" office:value="6.2">
            <text:p>6,2</text:p>
          </table:table-cell>
          <table:table-cell table:formula="of:=IF([.F25]&lt;&gt;&quot;&quot;;[.F25]/10;&quot;&quot;)" office:value-type="float" office:value="0.62">
            <text:p>0,62</text:p>
          </table:table-cell>
          <table:table-cell office:value-type="float" office:value="2.25">
            <text:p>2,25</text:p>
          </table:table-cell>
          <table:table-cell office:value-type="float" office:value="2.5">
            <text:p>2,5</text:p>
          </table:table-cell>
          <table:table-cell office:value-type="float" office:value="1.75">
            <text:p>1,75</text:p>
          </table:table-cell>
          <table:table-cell office:value-type="float" office:value="1.25">
            <text:p>1,25</text:p>
          </table:table-cell>
          <table:table-cell office:value-type="float" office:value="0">
            <text:p>0</text:p>
          </table:table-cell>
          <table:table-cell table:formula="of:=IF(OR([.H25]&lt;&gt;&quot;&quot;;[.I25]&lt;&gt;&quot;&quot;;[.J25]&lt;&gt;&quot;&quot;;[.K25]&lt;&gt;&quot;&quot;;[.L25]&lt;&gt;&quot;&quot;);SUM([.H25:.L25]);&quot;&quot;)" office:value-type="float" office:value="7.75">
            <text:p>7,75</text:p>
          </table:table-cell>
          <table:table-cell table:formula="of:=IF([.M25]&lt;&gt;&quot;&quot;;[.M25]+[.G25];&quot;&quot;)" office:value-type="float" office:value="8.37">
            <text:p>8,37</text:p>
          </table:table-cell>
        </table:table-row>
        <table:table-row table:style-name="ro2">
          <table:table-cell office:value-type="string">
            <text:p>43168216E</text:p>
          </table:table-cell>
          <table:table-cell office:value-type="string">
            <text:p>Tortosa Jiménez, Francisco Gabriel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IF(OR([.C26]&lt;&gt;&quot;&quot;;[.D26]&lt;&gt;&quot;&quot;;[.E26]&lt;&gt;&quot;&quot;);SUM([.C26:.E26])/3;&quot;&quot;)" office:value-type="float" office:value="1">
            <text:p>1</text:p>
          </table:table-cell>
          <table:table-cell table:formula="of:=IF([.F26]&lt;&gt;&quot;&quot;;[.F26]/10;&quot;&quot;)" office:value-type="float" office:value="0.1">
            <text:p>0,1</text:p>
          </table:table-cell>
          <table:table-cell office:value-type="float" office:value="0.75">
            <text:p>0,75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0.75">
            <text:p>0,75</text:p>
          </table:table-cell>
          <table:table-cell/>
          <table:table-cell table:formula="of:=IF(OR([.H26]&lt;&gt;&quot;&quot;;[.I26]&lt;&gt;&quot;&quot;;[.J26]&lt;&gt;&quot;&quot;;[.K26]&lt;&gt;&quot;&quot;;[.L26]&lt;&gt;&quot;&quot;);SUM([.H26:.L26]);&quot;&quot;)" office:value-type="float" office:value="5">
            <text:p>5</text:p>
          </table:table-cell>
          <table:table-cell table:formula="of:=IF([.M26]&lt;&gt;&quot;&quot;;[.M26]+[.G26];&quot;&quot;)" office:value-type="float" office:value="5.1">
            <text:p>5,1</text:p>
          </table:table-cell>
        </table:table-row>
        <table:table-row table:style-name="ro2">
          <table:table-cell office:value-type="string">
            <text:p>78217854Y</text:p>
          </table:table-cell>
          <table:table-cell office:value-type="string">
            <text:p>Vidal Ginard, Joan</text:p>
          </table:table-cell>
          <table:table-cell table:style-name="ce10" office:value-type="float" office:value="2">
            <text:p>2</text:p>
          </table:table-cell>
          <table:table-cell table:style-name="ce13"/>
          <table:table-cell table:style-name="ce13"/>
          <table:table-cell table:style-name="ce13" table:formula="of:=IF(OR([.C27]&lt;&gt;&quot;&quot;;[.D27]&lt;&gt;&quot;&quot;;[.E27]&lt;&gt;&quot;&quot;);SUM([.C27:.E27])/3;&quot;&quot;)" office:value-type="float" office:value="0.666666666666667">
            <text:p>0,67</text:p>
          </table:table-cell>
          <table:table-cell table:style-name="ce13" table:formula="of:=IF([.F27]&lt;&gt;&quot;&quot;;[.F27]/10;&quot;&quot;)" office:value-type="float" office:value="0.0666666666666667">
            <text:p>0,07</text:p>
          </table:table-cell>
          <table:table-cell table:style-name="ce10"/>
          <table:table-cell table:style-name="ce13" office:value-type="float" office:value="1.25">
            <text:p>1,2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25">
            <text:p>0,25</text:p>
          </table:table-cell>
          <table:table-cell table:style-name="ce13" office:value-type="float" office:value="0">
            <text:p>0</text:p>
          </table:table-cell>
          <table:table-cell table:style-name="ce16" table:formula="of:=IF(OR([.H27]&lt;&gt;&quot;&quot;;[.I27]&lt;&gt;&quot;&quot;;[.J27]&lt;&gt;&quot;&quot;;[.K27]&lt;&gt;&quot;&quot;;[.L27]&lt;&gt;&quot;&quot;);SUM([.H27:.L27]);&quot;&quot;)" office:value-type="float" office:value="1.5">
            <text:p>1,5</text:p>
          </table:table-cell>
          <table:table-cell table:style-name="ce19" table:formula="of:=IF([.M27]&lt;&gt;&quot;&quot;;[.M27]+[.G27];&quot;&quot;)" office:value-type="float" office:value="1.56666666666667">
            <text:p>1,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" svg:font-family="Time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cale-to-pages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7">17/09/2010</text:date>, <text:time>12:25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9-17T12:25:29.70</dc:date>
    <meta:editing-duration>PT01H09M35S</meta:editing-duration>
    <meta:editing-cycles>17</meta:editing-cycles>
    <meta:generator>OpenOffice.org/3.1$Win32 OpenOffice.org_project/310m11$Build-9399</meta:generator>
    <dc:creator>José Luis Lisani</dc:creator>
    <meta:document-statistic meta:table-count="1" meta:cell-count="325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